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605cm" fo:margin-left="-0.076cm" table:align="left" style:writing-mode="lr-tb"/>
    </style:style>
    <style:style style:name="表格1.A" style:family="table-column">
      <style:table-column-properties style:column-width="3.801cm"/>
    </style:style>
    <style:style style:name="表格1.B" style:family="table-column">
      <style:table-column-properties style:column-width="5.001cm"/>
    </style:style>
    <style:style style:name="表格1.C" style:family="table-column">
      <style:table-column-properties style:column-width="2.358cm"/>
    </style:style>
    <style:style style:name="表格1.D" style:family="table-column">
      <style:table-column-properties style:column-width="6.445cm"/>
    </style:style>
    <style:style style:name="表格1.1" style:family="table-row">
      <style:table-row-properties style:min-row-height="1.171cm" fo:keep-together="always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0.5pt solid #000000" fo:border-right="none" fo:border-top="1.5pt solid #000000" fo:border-bottom="0.5pt solid #000000" style:writing-mode="lr-tb"/>
    </style:style>
    <style:style style:name="表格1.D1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1.5pt solid #000000" fo:border-bottom="0.5pt solid #000000" style:writing-mode="lr-tb"/>
    </style:style>
    <style:style style:name="表格1.2" style:family="table-row">
      <style:table-row-properties style:min-row-height="1.226cm" fo:keep-together="always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D2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3" style:family="table-row">
      <style:table-row-properties style:min-row-height="0.968cm" fo:keep-together="always"/>
    </style:style>
    <style:style style:name="表格1.4" style:family="table-row">
      <style:table-row-properties style:min-row-height="1.258cm" fo:keep-together="always"/>
    </style:style>
    <style:style style:name="表格1.5" style:family="table-row">
      <style:table-row-properties style:min-row-height="0.975cm" fo:keep-together="always"/>
    </style:style>
    <style:style style:name="表格1.6" style:family="table-row">
      <style:table-row-properties style:min-row-height="6.26cm" fo:keep-together="always"/>
    </style:style>
    <style:style style:name="表格1.B6" style:family="table-cell">
      <style:table-cell-properties style:vertical-align="top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7" style:family="table-row">
      <style:table-row-properties style:min-row-height="4.105cm" fo:keep-together="always"/>
    </style:style>
    <style:style style:name="表格1.A7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1.5pt solid #000000" style:writing-mode="lr-tb"/>
    </style:style>
    <style:style style:name="P1" style:family="paragraph" style:parent-style-name="Standard">
      <style:paragraph-properties style:line-height-at-least="0cm" fo:text-align="center" style:justify-single-word="false"/>
      <style:text-properties style:font-name="標楷體" fo:font-size="14pt" style:font-name-asian="標楷體" style:font-size-asian="14pt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Arial"/>
    </style:style>
    <style:style style:name="P3" style:family="paragraph" style:parent-style-name="Standard">
      <style:paragraph-properties fo:line-height="0.706cm" fo:text-align="center" style:justify-single-word="false"/>
      <style:text-properties fo:font-weight="bold" style:language-asian="zh" style:country-asian="HK" style:font-weight-asian="bold"/>
    </style:style>
    <style:style style:name="P4" style:family="paragraph" style:parent-style-name="Standard">
      <style:paragraph-properties fo:margin-top="0.318cm" fo:margin-bottom="0cm" loext:contextual-spacing="false" fo:text-align="end" style:justify-single-word="false"/>
    </style:style>
    <style:style style:name="P5" style:family="paragraph" style:parent-style-name="Standard">
      <style:paragraph-properties fo:margin-left="0.212cm" fo:margin-right="0cm" style:line-height-at-least="0cm" fo:text-align="justify" style:justify-single-word="false" fo:text-indent="0cm" style:auto-text-indent="false" style:snap-to-layout-grid="false"/>
      <style:text-properties style:font-name="標楷體" fo:font-size="14pt" style:font-name-asian="標楷體" style:font-size-asian="14pt" style:font-name-complex="Arial"/>
    </style:style>
    <style:style style:name="P6" style:family="paragraph" style:parent-style-name="Standard">
      <style:paragraph-properties fo:margin-left="0.212cm" fo:margin-right="0cm" style:line-height-at-least="0cm" fo:text-align="justify" style:justify-single-word="false" fo:text-indent="0cm" style:auto-text-indent="false" style:snap-to-layout-grid="false"/>
      <style:text-properties style:font-name="標楷體" fo:font-size="11pt" style:font-name-asian="標楷體" style:font-size-asian="11pt" style:font-name-complex="Arial"/>
    </style:style>
    <style:style style:name="P7" style:family="paragraph" style:parent-style-name="Standard">
      <style:paragraph-properties fo:margin-left="0.212cm" fo:margin-right="0cm" fo:margin-top="0.318cm" fo:margin-bottom="0cm" loext:contextual-spacing="false" fo:text-align="justify" style:justify-single-word="false" fo:text-indent="0cm" style:auto-text-indent="false"/>
    </style:style>
    <style:style style:name="P8" style:family="paragraph" style:parent-style-name="Standard">
      <style:paragraph-properties fo:margin-left="0.212cm" fo:margin-right="0cm" fo:margin-top="0.318cm" fo:margin-bottom="0cm" loext:contextual-spacing="false" style:line-height-at-least="0cm" fo:text-align="justify" style:justify-single-word="false" fo:text-indent="0cm" style:auto-text-indent="false"/>
      <style:text-properties style:font-name="標楷體" fo:font-size="14pt" style:font-name-asian="標楷體" style:font-size-asian="14pt" style:font-name-complex="Arial"/>
    </style:style>
    <style:style style:name="P9" style:family="paragraph" style:parent-style-name="Standard">
      <style:paragraph-properties fo:margin-left="0.212cm" fo:margin-right="0cm" fo:margin-top="0.318cm" fo:margin-bottom="0cm" loext:contextual-spacing="false" fo:text-align="justify" style:justify-single-word="false" fo:text-indent="0cm" style:auto-text-indent="false"/>
      <style:text-properties style:font-name="標楷體" fo:font-size="14pt" style:font-name-asian="標楷體" style:font-size-asian="14pt" style:font-name-complex="Arial"/>
    </style:style>
    <style:style style:name="P10" style:family="paragraph" style:parent-style-name="Standard">
      <style:paragraph-properties fo:margin-left="0.212cm" fo:margin-right="0cm" style:line-height-at-least="0cm" fo:text-indent="0.741cm" style:auto-text-indent="false"/>
    </style:style>
    <style:style style:name="P11" style:family="paragraph" style:parent-style-name="Standard">
      <style:paragraph-properties fo:margin-left="0.25cm" fo:margin-right="0cm" style:line-height-at-least="0cm" fo:text-indent="0cm" style:auto-text-indent="false"/>
    </style:style>
    <style:style style:name="P12" style:family="paragraph" style:parent-style-name="Standard">
      <style:paragraph-properties fo:margin-left="0.25cm" fo:margin-right="0cm" style:line-height-at-least="0cm" fo:text-indent="0.847cm" style:auto-text-indent="false"/>
    </style:style>
    <style:style style:name="P13" style:family="paragraph" style:parent-style-name="Standard" style:master-page-name="">
      <style:paragraph-properties style:page-number="auto" style:writing-mode="lr-tb"/>
      <style:text-properties style:font-name="標楷體" fo:font-size="16pt" style:font-name-asian="標楷體" style:font-size-asian="16pt" style:font-name-complex="標楷體" style:font-size-complex="16pt" loext:padding="0cm" loext:border="0.51pt solid #000000"/>
    </style:style>
    <style:style style:name="P14" style:family="paragraph" style:parent-style-name="Standard" style:master-page-name="Standard">
      <style:paragraph-properties fo:line-height="0.706cm" style:page-number="auto"/>
    </style:style>
    <style:style style:name="P15" style:family="paragraph" style:parent-style-name="Standard">
      <style:paragraph-properties style:line-height-at-least="0cm" fo:text-align="center" style:justify-single-word="false"/>
      <style:text-properties style:font-name="標楷體" fo:font-size="14pt" style:font-name-asian="標楷體" style:font-size-asian="14pt" style:font-name-complex="Arial"/>
    </style:style>
    <style:style style:name="P16" style:family="paragraph" style:parent-style-name="Standard" style:list-style-name="WW8Num1">
      <style:paragraph-properties fo:margin-left="1.097cm" fo:margin-right="0cm" style:line-height-at-least="0cm" fo:text-indent="-0.847cm" style:auto-text-indent="false"/>
    </style:style>
    <style:style style:name="T1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2" style:family="text">
      <style:text-properties style:font-name="標楷體" fo:font-size="14pt" style:font-name-asian="標楷體" style:font-size-asian="14pt" style:language-asian="zh" style:country-asian="HK" style:font-name-complex="標楷體" style:font-size-complex="14pt"/>
    </style:style>
    <style:style style:name="T3" style:family="text">
      <style:text-properties style:font-name="標楷體" fo:font-size="14pt" style:font-name-asian="標楷體" style:font-size-asian="14pt" style:language-asian="zh" style:country-asian="HK" style:font-name-complex="Arial"/>
    </style:style>
    <style:style style:name="T4" style:family="text">
      <style:text-properties style:font-name="標楷體" fo:font-size="14pt" style:font-name-asian="標楷體" style:font-size-asian="14pt" style:font-name-complex="Arial"/>
    </style:style>
    <style:style style:name="T5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name-complex="Arial"/>
    </style:style>
    <style:style style:name="T6" style:family="text">
      <style:text-properties style:font-name="標楷體" style:font-name-asian="標楷體" style:font-name-complex="Arial" style:font-size-complex="12pt"/>
    </style:style>
    <style:style style:name="T7" style:family="text">
      <style:text-properties style:font-name="標楷體" style:font-name-asian="標楷體" style:font-name-complex="標楷體" style:font-size-complex="12pt"/>
    </style:style>
    <style:style style:name="T8" style:family="text">
      <style:text-properties style:font-name="標楷體" style:font-name-asian="標楷體" style:language-asian="zh" style:country-asian="HK" style:font-name-complex="Arial" style:font-size-complex="12pt"/>
    </style:style>
    <style:style style:name="T9" style:family="text">
      <style:text-properties style:font-name-asian="標楷體"/>
    </style:style>
    <style:style style:name="T10" style:family="text">
      <style:text-properties style:font-name-asian="標楷體" style:font-name-complex="標楷體"/>
    </style:style>
    <style:style style:name="T11" style:family="text">
      <style:text-properties style:font-name-asian="標楷體" style:language-asian="zh" style:country-asian="HK" style:font-name-complex="標楷體"/>
    </style:style>
    <style:style style:name="T12" style:family="text">
      <style:text-properties fo:color="#ff0000"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13" style:family="text">
      <style:text-properties fo:color="#808080" style:font-name="標楷體" fo:font-size="14pt" style:font-name-asian="標楷體" style:font-size-asian="14pt" style:font-name-complex="Arial"/>
    </style:style>
    <style:style style:name="T14" style:family="text">
      <style:text-properties fo:color="#808080" style:font-name="Arial" fo:font-size="14pt" style:font-name-asian="標楷體" style:font-size-asian="14pt" style:font-name-complex="Arial"/>
    </style:style>
    <style:style style:name="T15" style:family="text">
      <style:text-properties fo:color="#222222" style:font-name="Arial" fo:font-size="10.5pt" fo:background-color="#ffffff" loext:char-shading-value="0" style:font-size-asian="10.5pt" style:font-name-complex="Arial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歡迎提供校園</text:span><text:span text:style-name="T2">各項活動通知</text:span><text:span text:style-name="T1">，請填妥以下表格內容email送出，填表前請詳閱</text:span><text:span text:style-name="T12">「</text:span><text:span text:style-name="T2">輔仁</text:span><text:span text:style-name="T1">大學新聞發布作業原則</text:span><text:span text:style-name="T12">」</text:span><text:span text:style-name="T1">以達到最佳宣傳品質與效果。若您對本表格有任何問題，請聯絡</text:span><text:span text:style-name="T2">公共事務室</text:span></text:p>
      <text:p text:style-name="P3">【輔仁大學校園記者採訪申請表】</text:p>
      <text:p text:style-name="P4">填表日期： <text:s/>年 <text:s text:c="3"/>月 <text:s text:c="3"/>日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">申請單位</text:p>
          </table:table-cell>
          <table:table-cell table:style-name="表格1.B1" office:value-type="string">
            <text:p text:style-name="P5"/>
          </table:table-cell>
          <table:table-cell table:style-name="表格1.B1" office:value-type="string">
            <text:p text:style-name="P1">申請人</text:p>
          </table:table-cell>
          <table:table-cell table:style-name="表格1.D1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1">聯絡電話</text:p>
          </table:table-cell>
          <table:table-cell table:style-name="表格1.B2" office:value-type="string">
            <text:p text:style-name="P5"/>
          </table:table-cell>
          <table:table-cell table:style-name="表格1.B2" office:value-type="string">
            <text:p text:style-name="P1">電子郵件</text:p>
          </table:table-cell>
          <table:table-cell table:style-name="表格1.D2" office:value-type="string">
            <text:p text:style-name="P6"/>
          </table:table-cell>
        </table:table-row>
        <table:table-row table:style-name="表格1.3">
          <table:table-cell table:style-name="表格1.A2" office:value-type="string">
            <text:p text:style-name="P1">任務／活動名稱</text:p>
          </table:table-cell>
          <table:table-cell table:style-name="表格1.D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1">採訪時間</text:p>
          </table:table-cell>
          <table:table-cell table:style-name="表格1.D2" table:number-columns-spanned="3" office:value-type="string">
            <text:p text:style-name="P10"><text:span text:style-name="T4">年 <text:s text:c="2"/>月 <text:s text:c="2"/>日 <text:s text:c="2"/>時 至 <text:s text:c="2"/>時 <text:s text:c="3"/>分止，共計</text:span><text:span text:style-name="T5"> <text:s text:c="3"/></text:span><text:span text:style-name="T4">時</text:span></text:p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1">採訪地點</text:p>
          </table:table-cell>
          <table:table-cell table:style-name="表格1.D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2">內容</text:p>
          </table:table-cell>
          <table:table-cell table:style-name="表格1.B6" table:number-columns-spanned="3" office:value-type="string">
            <text:p text:style-name="P7"><text:span text:style-name="T3">採訪</text:span><text:span text:style-name="T4">：□活動報導 <text:s/>□人物專訪：</text:span><text:span text:style-name="T5"> <text:s text:c="9"/></text:span><text:span text:style-name="T4"><text:s/>先生/女士<text:line-break/> <text:s text:c="5"/>□其他 </text:span><text:span text:style-name="T5"><text:s text:c="20"/><text:line-break/></text:span><text:span text:style-name="T4">訪談重點：</text:span><text:span text:style-name="T13">(</text:span><text:span text:style-name="T14">請詳加說明</text:span><text:span text:style-name="T13">)</text:span><text:span text:style-name="T4">　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/>
          </table:table-cell>
          <table:covered-table-cell/>
          <table:covered-table-cell/>
        </table:table-row>
        <table:table-row table:style-name="表格1.7">
          <table:table-cell table:style-name="表格1.A7" table:number-columns-spanned="4" office:value-type="string">
            <text:p text:style-name="P11"><text:span text:style-name="T7">※</text:span><text:span text:style-name="T6">.注意事項：</text:span></text:p>
            <text:list xml:id="list1478002907" text:style-name="WW8Num1">
              <text:list-item>
                <text:p text:style-name="P16"><text:span text:style-name="T6">一、申請校園記者</text:span><text:span text:style-name="T8">採訪</text:span><text:span text:style-name="T6">，請於</text:span><text:span text:style-name="T8">採訪日</text:span><text:span text:style-name="T6">10天前預約，並填寫申請表；寒暑假則</text:span><text:span text:style-name="T8">請</text:span><text:span text:style-name="T6">於學期結束前先行預約。</text:span><text:span text:style-name="T10">為配合人力調配，本室每次活動僅提供1名記者採訪及拍攝新聞用照片。</text:span></text:p>
              </text:list-item>
            </text:list>
            <text:p text:style-name="P11"><text:span text:style-name="T8">二、</text:span><text:span text:style-name="T6">期中考前一週，期末考前二週，恕無法提供校園記者採訪，專案活動得另案申請。</text:span></text:p>
            <text:p text:style-name="P11"><text:span text:style-name="T8">三</text:span><text:span text:style-name="T6">、</text:span><text:span text:style-name="T10">為安排採訪時程，請於活動前10個工作日提供企劃書、時程、簡章等相關新聞素材，</text:span></text:p>
            <text:p text:style-name="P12"><text:span text:style-name="T10">逕送野聲樓</text:span><text:span text:style-name="T9">1</text:span><text:span text:style-name="T10">樓</text:span><text:span text:style-name="T9">YP103</text:span><text:span text:style-name="T10">公共事務室承辦人</text:span><text:span text:style-name="T11">黃琦舒</text:span><text:span text:style-name="T10">。</text:span></text:p>
            <text:p text:style-name="P12"><text:span text:style-name="T10">洽詢電話：（</text:span><text:span text:style-name="T9">02</text:span><text:span text:style-name="T10">）</text:span><text:span text:style-name="T9">2905-3131 或e-mail:</text:span><text:span text:style-name="T15">082703@mail.fju.edu.tw</text:span></text:p>
          </table:table-cell>
          <table:covered-table-cell/>
          <table:covered-table-cell/>
          <table:covered-table-cell/>
        </table:table-row>
      </table:table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orbel" fo:font-family="Corbel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orbel" style:font-family-complex="Corbe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頁首_20_字元" style:display-name="頁首 字元" style:family="text">
      <style:text-properties style:font-name="Corbel" fo:font-family="Corbel" style:font-family-generic="swiss" style:font-pitch="variable" fo:font-size="10pt" style:font-name-asian="新細明體1" style:font-family-asian="新細明體, PMingLiU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Corbel" fo:font-family="Corbel" style:font-family-generic="swiss" style:font-pitch="variable" fo:font-size="10pt" style:font-name-asian="新細明體1" style:font-family-asian="新細明體, PMingLiU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◎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1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01cm" fo:margin-bottom="1.6cm" fo:margin-left="2cm" fo:margin-right="2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轉換_20_1" style:display-name="轉換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w</meta:initial-creator>
    <meta:creation-date>2018-01-17T15:39:00</meta:creation-date>
    <dc:date>2018-05-11T10:33:23.455000000</dc:date>
    <meta:editing-cycles>4</meta:editing-cycles>
    <meta:editing-duration>PT3M45S</meta:editing-duration>
    <meta:generator>LibreOffice/5.3.7.2$Windows_X86_64 LibreOffice_project/6b8ed514a9f8b44d37a1b96673cbbdd077e24059</meta:generator>
    <meta:document-statistic meta:table-count="1" meta:image-count="0" meta:object-count="0" meta:page-count="1" meta:paragraph-count="19" meta:word-count="372" meta:character-count="495" meta:non-whitespace-character-count="420"/>
  </office:meta>
</office:document-meta>
</file>